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4.5cm" svg:height="2cm" svg:x="3cm" svg:y="9cm">
          <text:p text:style-name="P1">Carr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cm" svg:x="2cm" svg:y="4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cm" svg:x="8cm" svg:y="11.5cm">
          <text:p text:style-name="P1">Aplicativ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cm" svg:x="16.5cm" svg:y="10.5cm">
          <text:p text:style-name="P1">Estacionament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cm" svg:x="18cm" svg:y="3cm">
          <text:p text:style-name="P1">Carr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8cm" svg:height="2.63cm" svg:x="1.399cm" svg:y="0.628cm" presentation:class="title" presentation:placeholder="true">
        <draw:text-box/>
      </draw:frame>
      <draw:frame presentation:style-name="Padrão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6T10:14:55.255996531</meta:creation-date>
    <dc:date>2022-10-26T12:21:26.928847706</dc:date>
    <meta:editing-duration>PT15M40S</meta:editing-duration>
    <meta:editing-cycles>1</meta:editing-cycles>
    <meta:document-statistic meta:object-count="28"/>
    <meta:generator>LibreOffice/7.3.6.2$Linux_X86_64 LibreOffice_project/30$Build-2</meta:generator>
  </office:meta>
</office:document-meta>
</file>